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77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sitory-sizes" table:style-name="ta1">
        <table:shapes>
          <draw:frame draw:z-index="0" draw:style-name="gr1" draw:text-style-name="P1" svg:width="321.7mm" svg:height="180.95mm" svg:x="97.96mm" svg:y="4.72mm">
            <draw:object draw:notify-on-update-of-ranges="'repository-sizes'.A1:'repository-sizes'.A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b7c5d19cde5d0833b7dd71c493bb2187c4654d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f6882fa7ee1ce52310a874de596096278c214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5167b97c9ff19c042684f131a6912a48c5357e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6e1595ea61e8c93ce30f464fd4589cf907c20cb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604a8422868bae09bad9e7523da77a1f744d7a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4e913fc5d8b778527987b6efc461e20e766daa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578221d346dcfe41294161c88b58f533a0d89f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cf62484af78b9303de0d12bbaa71c3ed95b3b5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8e818fa436ea3a551e53c15bf3526e6f36a2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8a8830bcfcea9791ddcc77912c56b6d5cb08cdf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8c699fd2f3da2b5f1b58f6d4767291fe1ef14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e6fb12279bf43906990cdfa7f548afdb26fc38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819d86dcdbd9b6e97667f1a0e659aca22853fff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e5c7c578b5085261997f9a3263a7aad71a1340d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6b88931bbf6960e60080fe415143724c95186af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9ad79d523b67c3aa85d7774dac0979f54a6932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058e572d251d42263f86faa6ec1ca6c549d2e8e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02a2346ae8fb5e1b31483ac74950b9bf80c9d2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fe65d56e3cc59fe4aacb04c7fc8181f8f5ecdb8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0c51a9461c898962026f07418a42e4eedc91de9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522a4b0fac95d626d8abbe10c4cf9908beb0a03d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aafd1894a2c225b76f1a3500daba78f8937764b8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e9cccbaa54f2e73180bf13e2ae02cf2af4df51f7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0f5af0a0d2e2568781d0dca9bc64d1bf26c8d485</text:p>
          </table:table-cell>
        </table:table-row>
        <table:table-row table:style-name="ro1">
          <table:table-cell office:value-type="float" office:value="9172" calcext:value-type="float">
            <text:p>9172</text:p>
          </table:table-cell>
          <table:table-cell office:value-type="string" calcext:value-type="string">
            <text:p>847072963d0ce9777a844a563df4723b177dc5f8</text:p>
          </table:table-cell>
        </table:table-row>
        <table:table-row table:style-name="ro1">
          <table:table-cell office:value-type="float" office:value="11512" calcext:value-type="float">
            <text:p>11512</text:p>
          </table:table-cell>
          <table:table-cell office:value-type="string" calcext:value-type="string">
            <text:p>3ec0d19076841a1140e71cc3a1b330a56099aac2</text:p>
          </table:table-cell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string" calcext:value-type="string">
            <text:p>32d1a9d0d0bd2e3d19d4bd9185b6e32eb049e227</text:p>
          </table:table-cell>
        </table:table-row>
        <table:table-row table:style-name="ro1">
          <table:table-cell office:value-type="float" office:value="12932" calcext:value-type="float">
            <text:p>12932</text:p>
          </table:table-cell>
          <table:table-cell office:value-type="string" calcext:value-type="string">
            <text:p>a39971474fe6c77626f533d2a4ed4a6f7ac07477</text:p>
          </table:table-cell>
        </table:table-row>
        <table:table-row table:style-name="ro1">
          <table:table-cell office:value-type="float" office:value="25868" calcext:value-type="float">
            <text:p>25868</text:p>
          </table:table-cell>
          <table:table-cell office:value-type="string" calcext:value-type="string">
            <text:p>3dc5caef478bdd334886acaa399928f2a6e322ff</text:p>
          </table:table-cell>
        </table:table-row>
        <table:table-row table:style-name="ro1">
          <table:table-cell office:value-type="float" office:value="27656" calcext:value-type="float">
            <text:p>27656</text:p>
          </table:table-cell>
          <table:table-cell office:value-type="string" calcext:value-type="string">
            <text:p>2e39b07921b628dc125fcfed631f18f8f33c2b33</text:p>
          </table:table-cell>
        </table:table-row>
        <table:table-row table:style-name="ro1">
          <table:table-cell office:value-type="float" office:value="28396" calcext:value-type="float">
            <text:p>28396</text:p>
          </table:table-cell>
          <table:table-cell office:value-type="string" calcext:value-type="string">
            <text:p>3648a54b68d10a6470e7b7d5db6a7a29f0b5ab33</text:p>
          </table:table-cell>
        </table:table-row>
        <table:table-row table:style-name="ro1">
          <table:table-cell office:value-type="float" office:value="31192" calcext:value-type="float">
            <text:p>31192</text:p>
          </table:table-cell>
          <table:table-cell office:value-type="string" calcext:value-type="string">
            <text:p>de2f27c62300a77b4008a602a72413d78024a23b</text:p>
          </table:table-cell>
        </table:table-row>
        <table:table-row table:style-name="ro1">
          <table:table-cell office:value-type="float" office:value="48360" calcext:value-type="float">
            <text:p>48360</text:p>
          </table:table-cell>
          <table:table-cell office:value-type="string" calcext:value-type="string">
            <text:p>4bd92f98342b13d532a3fabf765c8303e52fad2e</text:p>
          </table:table-cell>
        </table:table-row>
        <table:table-row table:style-name="ro1">
          <table:table-cell office:value-type="float" office:value="50952" calcext:value-type="float">
            <text:p>50952</text:p>
          </table:table-cell>
          <table:table-cell office:value-type="string" calcext:value-type="string">
            <text:p>7aea8224895fc71bef81d1fc9fb76e4e2e4740c0</text:p>
          </table:table-cell>
        </table:table-row>
        <table:table-row table:style-name="ro1">
          <table:table-cell office:value-type="float" office:value="71860" calcext:value-type="float">
            <text:p>71860</text:p>
          </table:table-cell>
          <table:table-cell office:value-type="string" calcext:value-type="string">
            <text:p>e900d135c30d76f541a88d7fedf1c932944b062f</text:p>
          </table:table-cell>
        </table:table-row>
        <table:table-row table:style-name="ro1">
          <table:table-cell office:value-type="float" office:value="104648" calcext:value-type="float">
            <text:p>104648</text:p>
          </table:table-cell>
          <table:table-cell office:value-type="string" calcext:value-type="string">
            <text:p>564202a08cb4c3397d26cbcc51510103d0f287d3</text:p>
          </table:table-cell>
        </table:table-row>
        <table:table-row table:style-name="ro1">
          <table:table-cell office:value-type="float" office:value="204584" calcext:value-type="float">
            <text:p>204584</text:p>
          </table:table-cell>
          <table:table-cell office:value-type="string" calcext:value-type="string">
            <text:p>8afd415368dd5f94c3f50604b45070e476183f50</text:p>
          </table:table-cell>
        </table:table-row>
        <table:table-row table:style-name="ro1">
          <table:table-cell office:value-type="float" office:value="282984" calcext:value-type="float">
            <text:p>282984</text:p>
          </table:table-cell>
          <table:table-cell office:value-type="string" calcext:value-type="string">
            <text:p>0809ac51520731190dfd611d7beac67cfd0e2e87</text:p>
          </table:table-cell>
        </table:table-row>
        <table:table-row table:style-name="ro1">
          <table:table-cell office:value-type="float" office:value="446568" calcext:value-type="float">
            <text:p>446568</text:p>
          </table:table-cell>
          <table:table-cell office:value-type="string" calcext:value-type="string">
            <text:p>070ef020a834da7ec7523f2947eeb60e4bb63eda</text:p>
          </table:table-cell>
        </table:table-row>
        <table:table-row table:style-name="ro1">
          <table:table-cell office:value-type="float" office:value="446640" calcext:value-type="float">
            <text:p>446640</text:p>
          </table:table-cell>
          <table:table-cell office:value-type="string" calcext:value-type="string">
            <text:p>1a2b5d62cde8555e5932907b28189585a2bf99d2</text:p>
          </table:table-cell>
        </table:table-row>
        <table:table-row table:style-name="ro1">
          <table:table-cell office:value-type="float" office:value="696128" calcext:value-type="float">
            <text:p>696128</text:p>
          </table:table-cell>
          <table:table-cell office:value-type="string" calcext:value-type="string">
            <text:p>d596cbbfad41b259da541c1e3dfc03f1c68897fa</text:p>
          </table:table-cell>
        </table:table-row>
        <table:table-row table:style-name="ro1">
          <table:table-cell office:value-type="float" office:value="965248" calcext:value-type="float">
            <text:p>965248</text:p>
          </table:table-cell>
          <table:table-cell office:value-type="string" calcext:value-type="string">
            <text:p>7b9990b6ccd66bda315501527b2767831cbc65a2</text:p>
          </table:table-cell>
        </table:table-row>
        <table:table-row table:style-name="ro1">
          <table:table-cell office:value-type="float" office:value="1582464" calcext:value-type="float">
            <text:p>1582464</text:p>
          </table:table-cell>
          <table:table-cell office:value-type="string" calcext:value-type="string">
            <text:p>4821a0cc9ddf47ce0bf463e21fe16a5ba7087861</text:p>
          </table:table-cell>
        </table:table-row>
      </table:table>
      <table:named-expressions/>
      <table:database-ranges>
        <table:database-range table:name="__Anonymous_Sheet_DB__0" table:target-range-address="'repository-sizes'.A1:'repository-sizes'.B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16:52:20.890574892</dc:date>
    <meta:editing-duration>PT6M36S</meta:editing-duration>
    <meta:editing-cycles>1</meta:editing-cycles>
    <meta:document-statistic meta:table-count="1" meta:cell-count="8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71cm" svg:height="18.096cm" xlink:href=".." xlink:type="simple" chart:class="chart:scatter" chart:style-name="ch1">
        <chart:title svg:x="13.528cm" svg:y="0.497cm" chart:style-name="ch2">
          <text:p>Size of CWL repositories</text:p>
        </chart:title>
        <chart:plot-area chart:style-name="ch3" table:cell-range-address="'repository-sizes'.A1:'repository-sizes'.A43" svg:x="1.654cm" svg:y="1.637cm" svg:width="29.874cm" svg:height="16.098cm">
          <chartooo:coordinate-region svg:x="3.016cm" svg:y="1.836cm" svg:width="28.14cm" svg:height="15.252cm"/>
          <chart:axis chart:dimension="x" chart:name="primary-x" chart:style-name="ch4"/>
          <chart:axis chart:dimension="y" chart:name="primary-y" chart:style-name="ch4">
            <chart:title svg:x="0.451cm" svg:y="10.14cm" chart:style-name="ch5">
              <text:p>Bytes</text:p>
            </chart:title>
          </chart:axis>
          <chart:series chart:style-name="ch6" chart:values-cell-range-address="'repository-sizes'.A1:'repository-sizes'.A43" chart:class="chart:scatter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pository-sizes'.A1:'repository-sizes'.A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12">
                <text:p>11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32">
                <text:p>12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868">
                <text:p>25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656">
                <text:p>27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396">
                <text:p>28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92">
                <text:p>31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360">
                <text:p>483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952">
                <text:p>50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860">
                <text:p>718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648">
                <text:p>104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4584">
                <text:p>204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2984">
                <text:p>282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568">
                <text:p>446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640">
                <text:p>4466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6128">
                <text:p>696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5248">
                <text:p>9652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2464">
                <text:p>1582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